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Consolas" fo:font-size="16pt" fo:font-style="italic" fo:font-weight="bold" officeooo:rsid="00109b84" officeooo:paragraph-rsid="00109b84" style:font-size-asian="16pt" style:font-style-asian="italic" style:font-weight-asian="bold" style:font-size-complex="16pt" style:font-style-complex="italic" style:font-weight-complex="bold"/>
    </style:style>
    <style:style style:name="P2" style:family="paragraph" style:parent-style-name="Footer">
      <style:paragraph-properties fo:text-align="end" style:justify-single-word="false"/>
      <style:text-properties style:font-name="Consolas" fo:font-weight="bold" officeooo:rsid="00109b84" officeooo:paragraph-rsid="00109b84" style:font-weight-asian="bold" style:font-weight-complex="bold"/>
    </style:style>
    <style:style style:name="P3" style:family="paragraph" style:parent-style-name="Standard">
      <style:text-properties style:font-name="Consolas" fo:font-weight="bold" officeooo:rsid="00112ae8" officeooo:paragraph-rsid="00109b84" style:font-weight-asian="bold" style:font-weight-complex="bold"/>
    </style:style>
    <style:style style:name="P4" style:family="paragraph" style:parent-style-name="Standard">
      <style:text-properties style:font-name="Consolas" fo:font-weight="bold" officeooo:rsid="00133833" officeooo:paragraph-rsid="00133833" style:font-weight-asian="bold" style:font-weight-complex="bold"/>
    </style:style>
    <style:style style:name="P5" style:family="paragraph" style:parent-style-name="Standard">
      <style:text-properties style:font-name="Consolas" fo:font-size="12pt" fo:font-weight="bold" officeooo:rsid="00112ae8" officeooo:paragraph-rsid="00112ae8" style:font-size-asian="12pt" style:font-weight-asian="bold" style:font-size-complex="12pt" style:font-weight-complex="bold"/>
    </style:style>
    <style:style style:name="P6" style:family="paragraph" style:parent-style-name="Standard">
      <style:text-properties style:font-name="Consolas" fo:font-size="12pt" fo:font-weight="bold" officeooo:rsid="00109b84" officeooo:paragraph-rsid="00109b84" style:font-size-asian="12pt" style:font-weight-asian="bold" style:font-size-complex="12pt" style:font-weight-complex="bold"/>
    </style:style>
    <style:style style:name="P7" style:family="paragraph" style:parent-style-name="Standard">
      <style:text-properties style:font-name="Consolas" fo:font-size="12pt" fo:font-weight="bold" officeooo:rsid="00115c21" officeooo:paragraph-rsid="00115c21" style:font-size-asian="12pt" style:font-weight-asian="bold" style:font-size-complex="12pt" style:font-weight-complex="bold"/>
    </style:style>
    <style:style style:name="P8" style:family="paragraph" style:parent-style-name="Standard">
      <style:text-properties fo:color="#c9211e" loext:opacity="100%" style:font-name="Consolas" fo:font-weight="bold" officeooo:rsid="00109b84" officeooo:paragraph-rsid="00109b84" style:font-weight-asian="bold" style:font-weight-complex="bold"/>
    </style:style>
    <style:style style:name="P9" style:family="paragraph" style:parent-style-name="Standard">
      <style:text-properties fo:color="#c9211e" loext:opacity="100%" style:font-name="Consolas" fo:font-weight="bold" officeooo:rsid="00112ae8" officeooo:paragraph-rsid="00109b84" style:font-weight-asian="bold" style:font-weight-complex="bold"/>
    </style:style>
    <style:style style:name="P10" style:family="paragraph" style:parent-style-name="Standard">
      <style:text-properties fo:color="#c9211e" loext:opacity="100%" style:font-name="Consolas" fo:font-size="16pt" fo:font-weight="bold" officeooo:rsid="00109b84" officeooo:paragraph-rsid="00109b84" style:font-size-asian="16pt" style:font-weight-asian="bold" style:font-size-complex="16pt" style:font-weight-complex="bold"/>
    </style:style>
    <style:style style:name="P11" style:family="paragraph" style:parent-style-name="Standard">
      <style:text-properties fo:color="#c9211e" loext:opacity="100%" style:font-name="Consolas" fo:font-size="16pt" fo:font-weight="bold" officeooo:rsid="00112ae8" officeooo:paragraph-rsid="00109b84" style:font-size-asian="16pt" style:font-weight-asian="bold" style:font-size-complex="16pt" style:font-weight-complex="bold"/>
    </style:style>
    <style:style style:name="P12" style:family="paragraph" style:parent-style-name="Standard">
      <style:text-properties fo:color="#c9211e" loext:opacity="100%" style:font-name="Consolas" fo:font-size="14pt" fo:font-weight="bold" officeooo:rsid="00109b84" officeooo:paragraph-rsid="00109b84" style:font-size-asian="14pt" style:font-weight-asian="bold" style:font-size-complex="14pt" style:font-weight-complex="bold"/>
    </style:style>
    <style:style style:name="P13" style:family="paragraph" style:parent-style-name="Standard">
      <style:text-properties fo:color="#c9211e" loext:opacity="100%" style:font-name="Consolas" fo:font-size="14pt" fo:font-weight="bold" officeooo:rsid="00112ae8" officeooo:paragraph-rsid="00109b84" style:font-size-asian="14pt" style:font-weight-asian="bold" style:font-size-complex="14pt" style:font-weight-complex="bold"/>
    </style:style>
    <style:style style:name="P14" style:family="paragraph" style:parent-style-name="Standard">
      <style:text-properties style:font-name="Calibri" fo:font-weight="normal" officeooo:rsid="00109b84" officeooo:paragraph-rsid="00109b84" style:font-weight-asian="normal" style:font-weight-complex="normal"/>
    </style:style>
    <style:style style:name="P15" style:family="paragraph" style:parent-style-name="Standard">
      <style:text-properties style:font-name="Consolas" fo:font-weight="bold" officeooo:rsid="00133833" officeooo:paragraph-rsid="00133833" style:font-weight-asian="bold" style:font-weight-complex="bold"/>
    </style:style>
    <style:style style:name="P16" style:family="paragraph" style:parent-style-name="Standard">
      <style:text-properties fo:color="#c9211e" loext:opacity="100%" style:font-name="Consolas" fo:font-size="14pt" fo:font-weight="bold" officeooo:rsid="00112ae8" officeooo:paragraph-rsid="0016b444" style:font-size-asian="14pt" style:font-weight-asian="bold" style:font-size-complex="14pt" style:font-weight-complex="bold"/>
    </style:style>
    <style:style style:name="P17" style:family="paragraph" style:parent-style-name="Standard">
      <style:text-properties fo:color="#c9211e" loext:opacity="100%" style:font-name="Consolas" fo:font-size="16pt" fo:font-weight="bold" officeooo:rsid="00112ae8" officeooo:paragraph-rsid="0016b444" style:font-size-asian="16pt" style:font-weight-asian="bold" style:font-size-complex="16pt" style:font-weight-complex="bold"/>
    </style:style>
    <style:style style:name="P18" style:family="paragraph" style:parent-style-name="Standard">
      <style:text-properties fo:color="#c9211e" loext:opacity="100%" style:font-name="Consolas" fo:font-weight="bold" officeooo:rsid="00112ae8" officeooo:paragraph-rsid="0016b444" style:font-weight-asian="bold" style:font-weight-complex="bold"/>
    </style:style>
    <style:style style:name="P19" style:family="paragraph" style:parent-style-name="Standard">
      <style:text-properties fo:color="#000000" loext:opacity="100%" style:font-name="Consolas" fo:font-size="12pt" fo:font-weight="bold" officeooo:rsid="0017620b" officeooo:paragraph-rsid="0017620b" style:font-size-asian="12pt" style:font-weight-asian="bold" style:font-size-complex="12pt" style:font-weight-complex="bold"/>
    </style:style>
    <style:style style:name="P20" style:family="paragraph" style:parent-style-name="Standard">
      <style:text-properties fo:color="#000000" loext:opacity="100%" style:font-name="Consolas" fo:font-size="12pt" fo:font-weight="bold" officeooo:rsid="001a8eac" officeooo:paragraph-rsid="001a8eac" style:font-size-asian="12pt" style:font-weight-asian="bold" style:font-size-complex="12pt" style:font-weight-complex="bold"/>
    </style:style>
    <style:style style:name="P21" style:family="paragraph" style:parent-style-name="Standard">
      <style:text-properties fo:color="#000000" loext:opacity="100%" style:font-name="Consolas" fo:font-size="12pt" fo:font-weight="bold" officeooo:rsid="001b0403" officeooo:paragraph-rsid="001b0403" style:font-size-asian="12pt" style:font-weight-asian="bold" style:font-size-complex="12pt" style:font-weight-complex="bold"/>
    </style:style>
    <style:style style:name="P22" style:family="paragraph" style:parent-style-name="Standard">
      <style:text-properties fo:color="#000000" loext:opacity="100%" style:font-name="Consolas" fo:font-size="12pt" fo:font-weight="bold" officeooo:rsid="0018f693" officeooo:paragraph-rsid="0018f693" style:font-size-asian="10.5pt" style:font-weight-asian="bold" style:font-size-complex="12pt" style:font-weight-complex="bold"/>
    </style:style>
    <style:style style:name="P23" style:family="paragraph" style:parent-style-name="Standard">
      <style:text-properties fo:color="#000000" loext:opacity="100%" style:font-name="Consolas" fo:font-size="12pt" fo:font-weight="bold" officeooo:rsid="0018f693" officeooo:paragraph-rsid="001a8eac" style:font-size-asian="10.5pt" style:font-weight-asian="bold" style:font-size-complex="12pt" style:font-weight-complex="bold"/>
    </style:style>
    <style:style style:name="P24" style:family="paragraph" style:parent-style-name="Standard">
      <style:text-properties fo:color="#ff0000" loext:opacity="100%" style:font-name="Consolas" fo:font-size="14pt" fo:font-weight="bold" officeooo:rsid="0017620b" officeooo:paragraph-rsid="0017620b" style:font-size-asian="14pt" style:font-weight-asian="bold" style:font-size-complex="14pt" style:font-weight-complex="bold"/>
    </style:style>
    <style:style style:name="P25" style:family="paragraph" style:parent-style-name="Standard">
      <style:text-properties fo:color="#ff0000" loext:opacity="100%" style:font-name="Consolas" fo:font-size="14pt" fo:font-weight="bold" officeooo:rsid="0018f693" officeooo:paragraph-rsid="001a8eac" style:font-size-asian="14pt" style:font-weight-asian="bold" style:font-size-complex="14pt" style:font-weight-complex="bold"/>
    </style:style>
    <style:style style:name="T1" style:family="text">
      <style:text-properties officeooo:rsid="00112ae8"/>
    </style:style>
    <style:style style:name="T2" style:family="text">
      <style:text-properties officeooo:rsid="0014b3da"/>
    </style:style>
    <style:style style:name="T3" style:family="text">
      <style:text-properties officeooo:rsid="0016b444"/>
    </style:style>
    <style:style style:name="T4" style:family="text">
      <style:text-properties officeooo:rsid="001793b7"/>
    </style:style>
    <style:style style:name="T5" style:family="text">
      <style:text-properties fo:color="#ff0000" loext:opacity="100%" fo:font-size="14pt" style:font-size-asian="14pt" style:font-size-complex="14pt"/>
    </style:style>
    <style:style style:name="T6" style:family="text">
      <style:text-properties officeooo:rsid="001b0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jercicio 1</text:p>
      <text:p text:style-name="P8"/>
      <text:p text:style-name="P12">¿Cuáles serían los atributos de la clase PilotoDeFormula1? ¿Se te ocurren algunas instancias de esta clase?</text:p>
      <text:p text:style-name="P14"/>
      <text:p text:style-name="P5">Los atributos de esta clase serían:</text:p>
      <text:p text:style-name="P5"/>
      <text:p text:style-name="P5">→ Coche que conduce</text:p>
      <text:p text:style-name="P5">→ Marca que lo patrocina</text:p>
      <text:p text:style-name="P5">→ Carreras ganadas</text:p>
      <text:p text:style-name="P5">→ Nacionalidad</text:p>
      <text:p text:style-name="P5">→ División en la que participa</text:p>
      <text:p text:style-name="P5"/>
      <text:p text:style-name="P5">Una instancia se define como cualquier objeto que nazca de una clase</text:p>
      <text:p text:style-name="P6"/>
      <text:p text:style-name="P6">→ <text:span text:style-name="T1">Fernando Alonso</text:span></text:p>
      <text:p text:style-name="P6">→ <text:span text:style-name="T1">Lewis Hamilton</text:span></text:p>
      <text:p text:style-name="P6">→ <text:span text:style-name="T1">Esteban Ocon</text:span></text:p>
      <text:p text:style-name="P6"/>
      <text:p text:style-name="P7">Estos sería objetos de la clase PilotoDeFormula1 y cada uno de ellos tendría sus propios atributos</text:p>
      <text:p text:style-name="P3"/>
      <text:p text:style-name="P11">Ejercicio 2</text:p>
      <text:p text:style-name="P9"/>
      <text:p text:style-name="P13">A continuación tienes una lista en la que están mezcladas varias clases con instancias de esas clases. Para ponerlo un poco más difícil, todos los elementos están escritos en minúscula. Di cuáles son las clases, cuáles las instancias, a qué clase pertenece cada una de estas instancias y cuál es la jerarquía entre las clases: paula, goofy, gardfiel, perro, mineral, caballo, tom, silvestre, pirita, rocinante, milu, snoopy, gato, pluto, animal, javier, bucefalo, pegaso, ayudante_de_santa_claus, cuarzo, laika, persona, pato_lucas.</text:p>
      <text:p text:style-name="P3"/>
      <text:p text:style-name="P4">Clases: Persona, Animal, Mineral</text:p>
      <text:p text:style-name="P4"/>
      <text:p text:style-name="P4">Subclases: perro, gato, caballo, </text:p>
      <text:p text:style-name="P4"/>
      <text:p text:style-name="P4">Instancias: paula, goofy, gardfield, tom, silvestre, pirita, rocinante, milu, snoopy, pluto, javier, bucefalo, pegaso, ayudante_de_santa_claus, cuarzo, laika, pato_<text:span text:style-name="T2">l</text:span>ucas</text:p>
      <text:p text:style-name="P4"/>
      <text:p text:style-name="P4">PERSONA → paula, javier, <text:span text:style-name="T2">tom(gato)</text:span></text:p>
      <text:p text:style-name="P4"/>
      <text:p text:style-name="P4"><text:soft-page-break/>MINERAL → pirita, cuarzo</text:p>
      <text:p text:style-name="P4"/>
      <text:p text:style-name="P4">ANIMAL → <text:span text:style-name="T2">goofy(perro), gardfield(gato), silvestre, rociante(caballo), milu(perro), snoopy(perro), pluto(perro), bucefalo(caballo), pegaso, ayudante_de_santa_claus(perro), laika(perro), pato_lucas</text:span></text:p>
      <text:p text:style-name="P4"/>
      <text:p text:style-name="P17">Ejercicio <text:span text:style-name="T3">3</text:span></text:p>
      <text:p text:style-name="P18"/>
      <text:p text:style-name="P16">¿Cuáles serían los atributos de la clase Vivienda?</text:p>
      <text:p text:style-name="P16"/>
      <text:p text:style-name="P19">Los atributos que tendría vivienda serían:</text:p>
      <text:p text:style-name="P19"/>
      <text:p text:style-name="P19">→ Número de pisos</text:p>
      <text:p text:style-name="P19">→ Color del edificio</text:p>
      <text:p text:style-name="P19">→ <text:span text:style-name="T4">Número de ascensores</text:span></text:p>
      <text:p text:style-name="P19">→ <text:span text:style-name="T4">Piscina (si o no)</text:span></text:p>
      <text:p text:style-name="P19">→ <text:span text:style-name="T4">Número de viviendas</text:span></text:p>
      <text:p text:style-name="P19">→ <text:span text:style-name="T4">Número de personas residentes</text:span></text:p>
      <text:p text:style-name="P19">→ <text:span text:style-name="T4">Dirección del edificio</text:span></text:p>
      <text:p text:style-name="P19">→ <text:span text:style-name="T4">Material</text:span></text:p>
      <text:p text:style-name="P19">→ <text:span text:style-name="T4">Garaje (si o no)</text:span></text:p>
      <text:p text:style-name="P19"/>
      <text:p text:style-name="P24">Ejercicio 5</text:p>
      <text:p text:style-name="P24"/>
      <text:p text:style-name="P24">Haz una lista con los atributos que podría tener la clase caballo. A continuación haz una lista con los posibles métodos (acciones asociadas a los caballos).</text:p>
      <text:p text:style-name="P24"/>
      <text:p text:style-name="P22">Los atributos que puede tener la clase caballo son:</text:p>
      <text:p text:style-name="P22"/>
      <text:p text:style-name="P22">→ Edad</text:p>
      <text:p text:style-name="P22">→ Peso</text:p>
      <text:p text:style-name="P22">→ Color de pelaje</text:p>
      <text:p text:style-name="P22">→ Nº de establo en el que vive</text:p>
      <text:p text:style-name="P23">→ Raza del caballo</text:p>
      <text:p text:style-name="P23"/>
      <text:p text:style-name="P25">Ejercicio 7 </text:p>
      <text:p text:style-name="P25"/>
      <text:p text:style-name="P23"><text:span text:style-name="T5">¿Cuáles serían los atributos de la clase Ventana (de ordenador)? ¿cuáles serían los métodos? Piensa en las propiedades y en el comportamiento de una ventana de cualquier programa.</text:span></text:p>
      <text:p text:style-name="P23"><text:span text:style-name="T5"/></text:p>
      <text:p text:style-name="P20"/>
      <text:p text:style-name="P20"><text:soft-page-break/>ATRIBUTOS:</text:p>
      <text:p text:style-name="P20"/>
      <text:p text:style-name="P20">→ Programa que esta en la ventana</text:p>
      <text:p text:style-name="P20">→ Tamaño de la ventana</text:p>
      <text:p text:style-name="P20">→ Nombre de la ventana</text:p>
      <text:p text:style-name="P20">→ Posición en la que se encuentra</text:p>
      <text:p text:style-name="P20">→ Minimizado(si o no)</text:p>
      <text:p text:style-name="P20">→ Maximizado (si o no)</text:p>
      <text:p text:style-name="P20"/>
      <text:p text:style-name="P21">MÉTODOS:</text:p>
      <text:p text:style-name="P21"/>
      <text:p text:style-name="P21">→ Maximizar ventana</text:p>
      <text:p text:style-name="P21">→ Minimizar ventana</text:p>
      <text:p text:style-name="P21">→ Cerrar ventana</text:p>
      <text:p text:style-name="P21">→ Poner la ventana flotante</text:p>
      <text:p text:style-name="P21">→ <text:span text:style-name="T6">Poner la ventana pegada a la derecha</text:span></text:p>
      <text:p text:style-name="P21">→ <text:span text:style-name="T6">Poner la ventana pegada a la izquierd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nsolas" fo:font-size="16pt" fo:font-style="italic" fo:font-weight="bold" officeooo:rsid="00109b84" officeooo:paragraph-rsid="00109b84" style:font-size-asian="16pt" style:font-style-asian="italic" style:font-weight-asian="bold" style:font-size-complex="16pt" style:font-style-complex="italic" style:font-weight-complex="bold"/>
    </style:style>
    <style:style style:name="MP2" style:family="paragraph" style:parent-style-name="Footer">
      <style:paragraph-properties fo:text-align="end" style:justify-single-word="false"/>
      <style:text-properties style:font-name="Consolas" fo:font-weight="bold" officeooo:rsid="00109b84" officeooo:paragraph-rsid="00109b84"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JERCICIOS DE CONCEPTOS DE POO</text:p>
      </style:header>
      <style:footer>
        <text:p text:style-name="MP2">Alejandro Seco Pineda 1ºDA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8T22:20:26.605000000</meta:creation-date>
    <dc:date>2022-02-10T21:36:59.512000000</dc:date>
    <meta:editing-duration>PT2H4M37S</meta:editing-duration>
    <meta:editing-cycles>14</meta:editing-cycles>
    <meta:generator>LibreOffice/7.2.1.2$Windows_X86_64 LibreOffice_project/87b77fad49947c1441b67c559c339af8f3517e22</meta:generator>
    <meta:document-statistic meta:table-count="0" meta:image-count="0" meta:object-count="0" meta:page-count="3" meta:paragraph-count="59" meta:word-count="424" meta:character-count="2660" meta:non-whitespace-character-count="2293"/>
  </office:meta>
</office:document-meta>
</file>